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5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6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list-style-name="LFO2" style:family="paragraph">
      <style:text-properties fo:font-size="14pt" style:font-size-asian="14pt" style:font-size-complex="14pt"/>
    </style:style>
    <style:style style:name="P19" style:parent-style-name="Standard" style:list-style-name="LFO2" style:family="paragraph">
      <style:text-properties fo:font-size="14pt" style:font-size-asian="14pt" style:font-size-complex="14pt"/>
    </style:style>
    <style:style style:name="P20" style:parent-style-name="Standard" style:list-style-name="LFO2" style:family="paragraph"/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" style:parent-style-name="Standard" style:list-style-name="LFO3" style:family="paragraph">
      <style:text-properties fo:font-size="14pt" style:font-size-asian="14pt" style:font-size-complex="14pt" fo:language="en" fo:country="US"/>
    </style:style>
    <style:style style:name="P24" style:parent-style-name="Standard" style:list-style-name="LFO3" style:family="paragraph">
      <style:text-properties fo:font-size="14pt" style:font-size-asian="14pt" style:font-size-complex="14pt" fo:language="en" fo:country="US"/>
    </style:style>
    <style:style style:name="P25" style:parent-style-name="Standard" style:list-style-name="LFO3" style:family="paragraph">
      <style:text-properties fo:font-size="14pt" style:font-size-asian="14pt" style:font-size-complex="14pt" fo:language="en" fo:country="US"/>
    </style:style>
    <style:style style:name="P26" style:parent-style-name="Standard" style:list-style-name="LFO3" style:family="paragraph">
      <style:text-properties fo:font-size="14pt" style:font-size-asian="14pt" style:font-size-complex="14pt" fo:language="en" fo:country="US"/>
    </style:style>
    <style:style style:name="P27" style:parent-style-name="Standard" style:list-style-name="LFO3" style:family="paragraph">
      <style:text-properties fo:font-size="14pt" style:font-size-asian="14pt" style:font-size-complex="14pt" fo:language="en" fo:country="US"/>
    </style:style>
    <style:style style:name="P28" style:parent-style-name="Standard" style:list-style-name="LFO2" style:family="paragraph">
      <style:text-properties fo:font-size="14pt" style:font-size-asian="14pt" style:font-size-complex="14pt"/>
    </style:style>
    <style:style style:name="P29" style:parent-style-name="Standard" style:family="paragraph">
      <style:paragraph-properties fo:margin-left="0.7423in">
        <style:tab-stops/>
      </style:paragraph-properties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P31" style:parent-style-name="Standard" style:family="paragraph">
      <style:paragraph-properties fo:margin-left="0.7423in">
        <style:tab-stops/>
      </style:paragraph-properties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paragraph-properties fo:margin-left="0.5in">
        <style:tab-stops/>
      </style:paragraph-properties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48" style:parent-style-name="Основнойшрифтабзаца" style:family="text">
      <style:text-properties fo:font-size="14pt" style:font-size-asian="14pt"/>
    </style:style>
    <style:style style:name="T49" style:parent-style-name="Основнойшрифтабзаца" style:family="text">
      <style:text-properties fo:font-size="14pt" style:font-size-asian="14pt" fo:language="en" fo:country="US"/>
    </style:style>
    <style:style style:name="P50" style:parent-style-name="Standard" style:list-style-name="LFO4" style:family="paragraph">
      <style:text-properties fo:font-size="14pt" style:font-size-asian="14pt"/>
    </style:style>
    <style:style style:name="P51" style:parent-style-name="Standard" style:list-style-name="LFO4" style:family="paragraph">
      <style:text-properties fo:font-size="14pt" style:font-size-asian="14pt"/>
    </style:style>
    <style:style style:name="P52" style:parent-style-name="Standard" style:family="paragraph">
      <style:paragraph-properties fo:margin-left="0.75in">
        <style:tab-stops/>
      </style:paragraph-properties>
      <style:text-properties fo:font-size="14pt" style:font-size-asian="14pt"/>
    </style:style>
    <style:style style:name="P53" style:parent-style-name="Standard" style:list-style-name="LFO4" style:family="paragraph"/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P66" style:parent-style-name="Standard" style:list-style-name="LFO4" style:family="paragraph"/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P74" style:parent-style-name="Standard" style:list-style-name="LFO4" style:family="paragraph"/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Standard" style:list-style-name="LFO4" style:family="paragraph"/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P81" style:parent-style-name="Standard" style:family="paragraph">
      <style:paragraph-properties fo:margin-left="0.75in">
        <style:tab-stops/>
      </style:paragraph-properties>
    </style:style>
    <style:style style:name="P82" style:parent-style-name="Standard" style:list-style-name="LFO4" style:family="paragraph"/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P95" style:parent-style-name="Standard" style:list-style-name="LFO4" style:family="paragraph"/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P97" style:parent-style-name="Standard" style:list-style-name="LFO4" style:family="paragraph">
      <style:text-properties fo:font-size="14pt" style:font-size-asian="14pt" style:font-size-complex="14pt"/>
    </style:style>
    <style:style style:name="P98" style:parent-style-name="Standard" style:list-style-name="LFO4" style:family="paragraph"/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Standard" style:list-style-name="LFO4" style:family="paragraph"/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Standard" style:list-style-name="LFO4" style:family="paragraph">
      <style:text-properties fo:font-size="14pt" style:font-size-asian="14pt" style:font-size-complex="14pt"/>
    </style:style>
    <style:style style:name="P105" style:parent-style-name="Standard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06" style:parent-style-name="Standard" style:list-style-name="LFO4" style:family="paragraph"/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Standard" style:list-style-name="LFO4" style:family="paragraph"/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Standard" style:list-style-name="LFO5" style:family="paragraph">
      <style:text-properties fo:font-size="14pt" style:font-size-asian="14pt" style:font-size-complex="14pt"/>
    </style:style>
    <style:style style:name="P124" style:parent-style-name="Standard" style:list-style-name="LFO5" style:family="paragraph">
      <style:text-properties fo:font-size="14pt" style:font-size-asian="14pt" style:font-size-complex="14pt"/>
    </style:style>
    <style:style style:name="P125" style:parent-style-name="Standard" style:list-style-name="LFO5" style:family="paragraph">
      <style:text-properties fo:font-size="14pt" style:font-size-asian="14pt" style:font-size-complex="14pt"/>
    </style:style>
    <style:style style:name="P126" style:parent-style-name="Standard" style:list-style-name="LFO4" style:family="paragraph">
      <style:text-properties fo:font-size="14pt" style:font-size-asian="14pt" style:font-size-complex="14pt"/>
    </style:style>
    <style:style style:name="P127" style:parent-style-name="Standard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28" style:parent-style-name="Standard" style:list-style-name="LFO6" style:family="paragraph"/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P143" style:parent-style-name="Standard" style:list-style-name="LFO4" style:family="paragraph"/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Standard" style:list-style-name="LFO5" style:family="paragraph">
      <style:text-properties fo:font-size="14pt" style:font-size-asian="14pt" style:font-size-complex="14pt"/>
    </style:style>
    <style:style style:name="P146" style:parent-style-name="Standard" style:list-style-name="LFO5" style:family="paragraph">
      <style:text-properties fo:font-size="14pt" style:font-size-asian="14pt" style:font-size-complex="14pt"/>
    </style:style>
    <style:style style:name="P147" style:parent-style-name="Standard" style:list-style-name="LFO5" style:family="paragraph">
      <style:text-properties fo:font-size="14pt" style:font-size-asian="14pt" style:font-size-complex="14pt"/>
    </style:style>
    <style:style style:name="P148" style:parent-style-name="Standard" style:list-style-name="LFO4" style:family="paragraph">
      <style:text-properties fo:font-size="14pt" style:font-size-asian="14pt" style:font-size-complex="14pt"/>
    </style:style>
    <style:style style:name="P149" style:parent-style-name="Standard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50" style:parent-style-name="Standard" style:list-style-name="LFO6" style:family="paragraph"/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P167" style:parent-style-name="Standard" style:list-style-name="LFO7" style:family="paragraph">
      <style:text-properties fo:font-size="14pt" style:font-size-asian="14pt" style:font-size-complex="14pt"/>
    </style:style>
    <style:style style:name="P168" style:parent-style-name="Standard" style:list-style-name="LFO7" style:family="paragraph">
      <style:text-properties fo:font-size="14pt" style:font-size-asian="14pt" style:font-size-complex="14pt"/>
    </style:style>
    <style:style style:name="P169" style:parent-style-name="Standard" style:list-style-name="LFO7" style:family="paragraph">
      <style:text-properties fo:font-size="14pt" style:font-size-asian="14pt" style:font-size-complex="14pt"/>
    </style:style>
    <style:style style:name="P170" style:parent-style-name="Standard" style:list-style-name="LFO7" style:family="paragraph">
      <style:text-properties fo:font-size="14pt" style:font-size-asian="14pt" style:font-size-complex="14pt"/>
    </style:style>
    <style:style style:name="P171" style:parent-style-name="Standard" style:list-style-name="LFO7" style:family="paragraph">
      <style:text-properties fo:font-size="14pt" style:font-size-asian="14pt" style:font-size-complex="14pt"/>
    </style:style>
    <style:style style:name="P172" style:parent-style-name="Standard" style:list-style-name="LFO7" style:family="paragraph">
      <style:text-properties fo:font-size="14pt" style:font-size-asian="14pt" style:font-size-complex="14pt"/>
    </style:style>
    <style:style style:name="P173" style:parent-style-name="Standard" style:list-style-name="LFO7" style:family="paragraph">
      <style:text-properties fo:font-size="14pt" style:font-size-asian="14pt" style:font-size-complex="14pt"/>
    </style:style>
    <style:style style:name="P174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T17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7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7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78" style:parent-style-name="Standard" style:family="paragraph">
      <style:text-properties fo:font-size="14pt" style:font-size-asian="14pt" style:font-size-complex="14pt" fo:language="en" fo:country="GB"/>
    </style:style>
    <style:style style:name="P179" style:parent-style-name="Standard" style:family="paragraph">
      <style:text-properties fo:font-size="14pt" style:font-size-asian="14pt" style:font-size-complex="14pt" fo:language="en" fo:country="GB"/>
    </style:style>
    <style:style style:name="P180" style:parent-style-name="Standard" style:family="paragraph">
      <style:text-properties fo:font-size="14pt" style:font-size-asian="14pt" style:font-size-complex="14pt" fo:language="en" fo:country="GB"/>
    </style:style>
    <style:style style:name="P181" style:parent-style-name="Standard" style:family="paragraph">
      <style:text-properties fo:font-size="14pt" style:font-size-asian="14pt" style:font-size-complex="14pt" fo:language="en" fo:country="GB"/>
    </style:style>
    <style:style style:name="P182" style:parent-style-name="Standard" style:family="paragraph">
      <style:text-properties fo:font-size="14pt" style:font-size-asian="14pt" style:font-size-complex="14pt" fo:language="en" fo:country="GB"/>
    </style:style>
    <style:style style:name="P183" style:parent-style-name="Standard" style:family="paragraph">
      <style:text-properties fo:font-size="14pt" style:font-size-asian="14pt" style:font-size-complex="14pt" fo:language="en" fo:country="GB"/>
    </style:style>
    <style:style style:name="P184" style:parent-style-name="Standard" style:family="paragraph">
      <style:text-properties fo:font-size="14pt" style:font-size-asian="14pt" style:font-size-complex="14pt" fo:language="en" fo:country="GB"/>
    </style:style>
    <style:style style:name="P185" style:parent-style-name="Standard" style:family="paragraph">
      <style:text-properties fo:font-size="14pt" style:font-size-asian="14pt" style:font-size-complex="14pt" fo:language="en" fo:country="GB"/>
    </style:style>
    <style:style style:name="P186" style:parent-style-name="Standard" style:family="paragraph">
      <style:text-properties fo:font-size="14pt" style:font-size-asian="14pt" style:font-size-complex="14pt" fo:language="en" fo:country="GB"/>
    </style:style>
    <style:style style:name="P187" style:parent-style-name="Standard" style:family="paragraph">
      <style:text-properties fo:font-size="14pt" style:font-size-asian="14pt" style:font-size-complex="14pt" fo:language="en" fo:country="GB"/>
    </style:style>
    <style:style style:name="T18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P213" style:parent-style-name="Standard" style:family="paragraph">
      <style:text-properties fo:font-size="14pt" style:font-size-asian="14pt" style:font-size-complex="14pt" fo:language="en" fo:country="GB"/>
    </style:style>
    <style:style style:name="P214" style:parent-style-name="Standard" style:family="paragraph">
      <style:text-properties fo:font-size="14pt" style:font-size-asian="14pt" style:font-size-complex="14pt" fo:language="en" fo:country="GB"/>
    </style:style>
    <style:style style:name="P215" style:parent-style-name="Standard" style:family="paragraph">
      <style:text-properties fo:font-size="14pt" style:font-size-asian="14pt" style:font-size-complex="14pt" fo:language="en" fo:country="GB"/>
    </style:style>
    <style:style style:name="P216" style:parent-style-name="Standard" style:family="paragraph">
      <style:text-properties fo:font-size="14pt" style:font-size-asian="14pt" style:font-size-complex="14pt" fo:language="en" fo:country="GB"/>
    </style:style>
    <style:style style:name="P217" style:parent-style-name="Standard" style:family="paragraph">
      <style:text-properties fo:font-size="14pt" style:font-size-asian="14pt" style:font-size-complex="14pt" fo:language="en" fo:country="GB"/>
    </style:style>
    <style:style style:name="T21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T22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T22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T22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29" style:parent-style-name="Основнойшрифтабзаца" style:family="text">
      <style:text-properties fo:font-size="14pt" style:font-size-asian="14pt" style:font-size-complex="14pt"/>
    </style:style>
    <style:style style:name="T23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33" style:parent-style-name="Основнойшрифтабзаца" style:family="text">
      <style:text-properties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35" style:parent-style-name="Основнойшрифтабзаца" style:family="text">
      <style:text-properties fo:font-size="14pt" style:font-size-asian="14pt" style:font-size-complex="14pt"/>
    </style:style>
    <style:style style:name="T23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39" style:parent-style-name="Основнойшрифтабзаца" style:family="text">
      <style:text-properties fo:font-size="14pt" style:font-size-asian="14pt" style:font-size-complex="14pt"/>
    </style:style>
    <style:style style:name="T24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41" style:parent-style-name="Основнойшрифтабзаца" style:family="text">
      <style:text-properties fo:font-size="14pt" style:font-size-asian="14pt" style:font-size-complex="14pt"/>
    </style:style>
    <style:style style:name="P242" style:parent-style-name="Standard" style:family="paragraph">
      <style:text-properties fo:font-size="14pt" style:font-size-asian="14pt" style:font-size-complex="14pt"/>
    </style:style>
    <style:style style:name="T243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44" style:parent-style-name="Основнойшрифтабзаца" style:family="text">
      <style:text-properties fo:font-size="14pt" style:font-size-asian="14pt" style:font-size-complex="14pt"/>
    </style:style>
    <style:style style:name="T245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46" style:parent-style-name="Основнойшрифтабзаца" style:family="text">
      <style:text-properties fo:font-size="14pt" style:font-size-asian="14pt" style:font-size-complex="14pt"/>
    </style:style>
    <style:style style:name="T247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P248" style:parent-style-name="Standard" style:family="paragraph">
      <style:text-properties fo:font-size="14pt" style:font-size-asian="14pt" style:font-size-complex="14pt" fo:language="en" fo:country="GB"/>
    </style:style>
    <style:style style:name="P249" style:parent-style-name="Standard" style:family="paragraph">
      <style:text-properties fo:font-size="14pt" style:font-size-asian="14pt" style:font-size-complex="14pt" fo:language="en" fo:country="GB"/>
    </style:style>
    <style:style style:name="P250" style:parent-style-name="Standard" style:family="paragraph">
      <style:text-properties fo:font-size="14pt" style:font-size-asian="14pt" style:font-size-complex="14pt" fo:language="en" fo:country="GB"/>
    </style:style>
    <style:style style:name="T251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52" style:parent-style-name="Основнойшрифтабзаца" style:family="text">
      <style:text-properties fo:font-size="14pt" style:font-size-asian="14pt" style:font-size-complex="14pt"/>
    </style:style>
    <style:style style:name="T253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T255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56" style:parent-style-name="Основнойшрифтабзаца" style:family="text">
      <style:text-properties fo:font-size="14pt" style:font-size-asian="14pt" style:font-size-complex="14pt"/>
    </style:style>
    <style:style style:name="T257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58" style:parent-style-name="Основнойшрифтабзаца" style:family="text">
      <style:text-properties fo:font-size="14pt" style:font-size-asian="14pt" style:font-size-complex="14pt"/>
    </style:style>
    <style:style style:name="T259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P260" style:parent-style-name="Standard" style:family="paragraph">
      <style:text-properties fo:font-size="14pt" style:font-size-asian="14pt" style:font-size-complex="14pt" fo:language="en" fo:country="GB"/>
    </style:style>
    <style:style style:name="P261" style:parent-style-name="Standard" style:family="paragraph">
      <style:text-properties fo:font-size="14pt" style:font-size-asian="14pt" style:font-size-complex="14pt" fo:language="en" fo:country="GB"/>
    </style:style>
    <style:style style:name="P262" style:parent-style-name="Standard" style:family="paragraph">
      <style:text-properties fo:font-size="14pt" style:font-size-asian="14pt" style:font-size-complex="14pt" fo:language="en" fo:country="GB"/>
    </style:style>
    <style:style style:name="P263" style:parent-style-name="Standard" style:family="paragraph">
      <style:text-properties fo:font-size="14pt" style:font-size-asian="14pt" style:font-size-complex="14pt" fo:language="en" fo:country="GB"/>
    </style:style>
    <style:style style:name="P264" style:parent-style-name="Standard" style:family="paragraph">
      <style:text-properties fo:font-size="14pt" style:font-size-asian="14pt" style:font-size-complex="14pt" fo:language="en" fo:country="GB"/>
    </style:style>
    <style:style style:name="P265" style:parent-style-name="Standard" style:family="paragraph">
      <style:text-properties fo:font-size="14pt" style:font-size-asian="14pt" style:font-size-complex="14pt" fo:language="en" fo:country="GB"/>
    </style:style>
    <style:style style:name="P266" style:parent-style-name="Standard" style:family="paragraph">
      <style:text-properties fo:font-size="14pt" style:font-size-asian="14pt" style:font-size-complex="14pt" fo:language="en" fo:country="GB"/>
    </style:style>
    <style:style style:name="P267" style:parent-style-name="Standard" style:family="paragraph">
      <style:text-properties fo:font-size="14pt" style:font-size-asian="14pt" style:font-size-complex="14pt" fo:language="en" fo:country="GB"/>
    </style:style>
    <style:style style:name="P268" style:parent-style-name="Standard" style:family="paragraph">
      <style:text-properties fo:font-size="14pt" style:font-size-asian="14pt" style:font-size-complex="14pt" fo:language="en" fo:country="GB"/>
    </style:style>
    <style:style style:name="P269" style:parent-style-name="Standard" style:family="paragraph">
      <style:text-properties fo:font-size="14pt" style:font-size-asian="14pt" style:font-size-complex="14pt" fo:language="en" fo:country="GB"/>
    </style:style>
    <style:style style:name="P270" style:parent-style-name="Standard" style:family="paragraph">
      <style:text-properties fo:font-size="14pt" style:font-size-asian="14pt" style:font-size-complex="14pt" fo:language="en" fo:country="GB"/>
    </style:style>
    <style:style style:name="P271" style:parent-style-name="Standard" style:family="paragraph">
      <style:text-properties fo:font-size="14pt" style:font-size-asian="14pt" style:font-size-complex="14pt" fo:language="en" fo:country="GB"/>
    </style:style>
    <style:style style:name="P272" style:parent-style-name="Standard" style:family="paragraph">
      <style:text-properties fo:font-size="14pt" style:font-size-asian="14pt" style:font-size-complex="14pt" fo:language="en" fo:country="GB"/>
    </style:style>
    <style:style style:name="P273" style:parent-style-name="Standard" style:family="paragraph">
      <style:text-properties fo:font-size="14pt" style:font-size-asian="14pt" style:font-size-complex="14pt" fo:language="en" fo:country="GB"/>
    </style:style>
    <style:style style:name="P274" style:parent-style-name="Standard" style:family="paragraph">
      <style:text-properties fo:font-size="14pt" style:font-size-asian="14pt" style:font-size-complex="14pt" fo:language="en" fo:country="GB"/>
    </style:style>
    <style:style style:name="P275" style:parent-style-name="Standard" style:family="paragraph">
      <style:text-properties fo:font-size="14pt" style:font-size-asian="14pt" style:font-size-complex="14pt" fo:language="en" fo:country="GB"/>
    </style:style>
    <style:style style:name="P276" style:parent-style-name="Standard" style:family="paragraph">
      <style:text-properties fo:font-size="14pt" style:font-size-asian="14pt" style:font-size-complex="14pt" fo:language="en" fo:country="GB"/>
    </style:style>
    <style:style style:name="P277" style:parent-style-name="Standard" style:family="paragraph">
      <style:text-properties fo:font-size="14pt" style:font-size-asian="14pt" style:font-size-complex="14pt" fo:language="en" fo:country="GB"/>
    </style:style>
    <style:style style:name="P278" style:parent-style-name="Standard" style:family="paragraph">
      <style:text-properties fo:font-size="14pt" style:font-size-asian="14pt" style:font-size-complex="14pt" fo:language="en" fo:country="GB"/>
    </style:style>
    <style:style style:name="P279" style:parent-style-name="Standard" style:family="paragraph">
      <style:text-properties fo:font-size="14pt" style:font-size-asian="14pt" style:font-size-complex="14pt" fo:language="en" fo:country="GB"/>
    </style:style>
    <style:style style:name="P280" style:parent-style-name="Standard" style:family="paragraph">
      <style:text-properties fo:font-size="14pt" style:font-size-asian="14pt" style:font-size-complex="14pt" fo:language="en" fo:country="GB"/>
    </style:style>
    <style:style style:name="P281" style:parent-style-name="Standard" style:family="paragraph">
      <style:text-properties fo:font-size="14pt" style:font-size-asian="14pt" style:font-size-complex="14pt" fo:language="en" fo:country="GB"/>
    </style:style>
    <style:style style:name="P282" style:parent-style-name="Standard" style:family="paragraph">
      <style:text-properties fo:font-size="14pt" style:font-size-asian="14pt" style:font-size-complex="14pt" fo:language="en" fo:country="GB"/>
    </style:style>
    <style:style style:name="P283" style:parent-style-name="Standard" style:family="paragraph">
      <style:text-properties fo:font-size="14pt" style:font-size-asian="14pt" style:font-size-complex="14pt" fo:language="en" fo:country="GB"/>
    </style:style>
    <style:style style:name="P284" style:parent-style-name="Standard" style:family="paragraph">
      <style:text-properties fo:font-size="14pt" style:font-size-asian="14pt" style:font-size-complex="14pt" fo:language="en" fo:country="GB"/>
    </style:style>
    <style:style style:name="P285" style:parent-style-name="Standard" style:family="paragraph">
      <style:text-properties fo:font-size="14pt" style:font-size-asian="14pt" style:font-size-complex="14pt" fo:language="en" fo:country="GB"/>
    </style:style>
    <style:style style:name="P286" style:parent-style-name="Standard" style:family="paragraph">
      <style:text-properties fo:font-size="14pt" style:font-size-asian="14pt" style:font-size-complex="14pt" fo:language="en" fo:country="GB"/>
    </style:style>
    <style:style style:name="P287" style:parent-style-name="Standard" style:family="paragraph">
      <style:text-properties fo:font-size="14pt" style:font-size-asian="14pt" style:font-size-complex="14pt" fo:language="en" fo:country="GB"/>
    </style:style>
    <style:style style:name="P288" style:parent-style-name="Standard" style:family="paragraph">
      <style:text-properties fo:font-size="14pt" style:font-size-asian="14pt" style:font-size-complex="14pt" fo:language="en" fo:country="GB"/>
    </style:style>
    <style:style style:name="P289" style:parent-style-name="Standard" style:family="paragraph">
      <style:text-properties fo:font-size="14pt" style:font-size-asian="14pt" style:font-size-complex="14pt" fo:language="en" fo:country="GB"/>
    </style:style>
    <style:style style:name="P290" style:parent-style-name="Standard" style:family="paragraph">
      <style:text-properties fo:font-size="14pt" style:font-size-asian="14pt" style:font-size-complex="14pt" fo:language="en" fo:country="GB"/>
    </style:style>
    <style:style style:name="P291" style:parent-style-name="Standard" style:family="paragraph">
      <style:text-properties fo:font-size="14pt" style:font-size-asian="14pt" style:font-size-complex="14pt" fo:language="en" fo:country="GB"/>
    </style:style>
    <style:style style:name="P292" style:parent-style-name="Standard" style:family="paragraph">
      <style:text-properties fo:font-size="14pt" style:font-size-asian="14pt" style:font-size-complex="14pt" fo:language="en" fo:country="GB"/>
    </style:style>
    <style:style style:name="P293" style:parent-style-name="Standard" style:family="paragraph">
      <style:text-properties fo:font-size="14pt" style:font-size-asian="14pt" style:font-size-complex="14pt" fo:language="en" fo:country="GB"/>
    </style:style>
    <style:style style:name="P294" style:parent-style-name="Standard" style:family="paragraph">
      <style:text-properties fo:font-size="14pt" style:font-size-asian="14pt" style:font-size-complex="14pt" fo:language="en" fo:country="GB"/>
    </style:style>
    <style:style style:name="P295" style:parent-style-name="Standard" style:family="paragraph">
      <style:text-properties fo:font-size="14pt" style:font-size-asian="14pt" style:font-size-complex="14pt" fo:language="en" fo:country="GB"/>
    </style:style>
    <style:style style:name="P296" style:parent-style-name="Standard" style:family="paragraph">
      <style:text-properties fo:font-size="14pt" style:font-size-asian="14pt" style:font-size-complex="14pt" fo:language="en" fo:country="GB"/>
    </style:style>
    <style:style style:name="P297" style:parent-style-name="Standard" style:family="paragraph">
      <style:text-properties fo:font-size="14pt" style:font-size-asian="14pt" style:font-size-complex="14pt" fo:language="en" fo:country="GB"/>
    </style:style>
    <style:style style:name="P298" style:parent-style-name="Standard" style:family="paragraph">
      <style:text-properties fo:font-size="14pt" style:font-size-asian="14pt" style:font-size-complex="14pt" fo:language="en" fo:country="GB"/>
    </style:style>
    <style:style style:name="P299" style:parent-style-name="Standard" style:family="paragraph">
      <style:text-properties fo:font-size="14pt" style:font-size-asian="14pt" style:font-size-complex="14pt" fo:language="en" fo:country="GB"/>
    </style:style>
    <style:style style:name="P300" style:parent-style-name="Standard" style:family="paragraph">
      <style:text-properties fo:font-size="14pt" style:font-size-asian="14pt" style:font-size-complex="14pt" fo:language="en" fo:country="GB"/>
    </style:style>
    <style:style style:name="P301" style:parent-style-name="Standard" style:family="paragraph">
      <style:text-properties fo:font-size="14pt" style:font-size-asian="14pt" style:font-size-complex="14pt" fo:language="en" fo:country="GB"/>
    </style:style>
    <style:style style:name="P302" style:parent-style-name="Standard" style:family="paragraph">
      <style:text-properties fo:font-size="14pt" style:font-size-asian="14pt" style:font-size-complex="14pt" fo:language="en" fo:country="GB"/>
    </style:style>
    <style:style style:name="P303" style:parent-style-name="Standard" style:family="paragraph">
      <style:text-properties fo:font-size="14pt" style:font-size-asian="14pt" style:font-size-complex="14pt" fo:language="en" fo:country="GB"/>
    </style:style>
    <style:style style:name="P304" style:parent-style-name="Standard" style:family="paragraph">
      <style:text-properties fo:font-size="14pt" style:font-size-asian="14pt" style:font-size-complex="14pt" fo:language="en" fo:country="GB"/>
    </style:style>
    <style:style style:name="P305" style:parent-style-name="Standard" style:family="paragraph">
      <style:text-properties fo:font-size="14pt" style:font-size-asian="14pt" style:font-size-complex="14pt" fo:language="en" fo:country="GB"/>
    </style:style>
    <style:style style:name="P306" style:parent-style-name="Standard" style:family="paragraph">
      <style:text-properties fo:font-size="14pt" style:font-size-asian="14pt" style:font-size-complex="14pt" fo:language="en" fo:country="GB"/>
    </style:style>
    <style:style style:name="P307" style:parent-style-name="Standard" style:family="paragraph">
      <style:text-properties fo:font-size="14pt" style:font-size-asian="14pt" style:font-size-complex="14pt" fo:language="en" fo:country="GB"/>
    </style:style>
    <style:style style:name="P308" style:parent-style-name="Standard" style:family="paragraph">
      <style:text-properties fo:font-size="14pt" style:font-size-asian="14pt" style:font-size-complex="14pt" fo:language="en" fo:country="GB"/>
    </style:style>
    <style:style style:name="P309" style:parent-style-name="Standard" style:family="paragraph">
      <style:text-properties fo:font-size="14pt" style:font-size-asian="14pt" style:font-size-complex="14pt" fo:language="en" fo:country="GB"/>
    </style:style>
    <style:style style:name="P310" style:parent-style-name="Standard" style:family="paragraph">
      <style:text-properties fo:font-size="14pt" style:font-size-asian="14pt" style:font-size-complex="14pt" fo:language="en" fo:country="GB"/>
    </style:style>
    <style:style style:name="P311" style:parent-style-name="Standard" style:family="paragraph">
      <style:text-properties fo:font-size="14pt" style:font-size-asian="14pt" style:font-size-complex="14pt" fo:language="en" fo:country="GB"/>
    </style:style>
    <style:style style:name="P312" style:parent-style-name="Standard" style:family="paragraph">
      <style:text-properties fo:font-size="14pt" style:font-size-asian="14pt" style:font-size-complex="14pt" fo:language="en" fo:country="GB"/>
    </style:style>
    <style:style style:name="P313" style:parent-style-name="Standard" style:family="paragraph">
      <style:text-properties fo:font-size="14pt" style:font-size-asian="14pt" style:font-size-complex="14pt" fo:language="en" fo:country="GB"/>
    </style:style>
    <style:style style:name="P314" style:parent-style-name="Standard" style:family="paragraph">
      <style:text-properties fo:font-size="14pt" style:font-size-asian="14pt" style:font-size-complex="14pt" fo:language="en" fo:country="GB"/>
    </style:style>
    <style:style style:name="P315" style:parent-style-name="Standard" style:family="paragraph">
      <style:text-properties fo:font-size="14pt" style:font-size-asian="14pt" style:font-size-complex="14pt" fo:language="en" fo:country="GB"/>
    </style:style>
    <style:style style:name="P316" style:parent-style-name="Standard" style:family="paragraph">
      <style:text-properties fo:font-size="14pt" style:font-size-asian="14pt" style:font-size-complex="14pt" fo:language="en" fo:country="GB"/>
    </style:style>
    <style:style style:name="P317" style:parent-style-name="Standard" style:family="paragraph">
      <style:text-properties fo:font-size="14pt" style:font-size-asian="14pt" style:font-size-complex="14pt" fo:language="en" fo:country="GB"/>
    </style:style>
    <style:style style:name="P318" style:parent-style-name="Standard" style:family="paragraph">
      <style:text-properties fo:font-size="14pt" style:font-size-asian="14pt" style:font-size-complex="14pt" fo:language="en" fo:country="GB"/>
    </style:style>
    <style:style style:name="P319" style:parent-style-name="Standard" style:family="paragraph">
      <style:text-properties fo:font-size="14pt" style:font-size-asian="14pt" style:font-size-complex="14pt" fo:language="en" fo:country="GB"/>
    </style:style>
    <style:style style:name="P320" style:parent-style-name="Standard" style:family="paragraph">
      <style:text-properties fo:font-size="14pt" style:font-size-asian="14pt" style:font-size-complex="14pt" fo:language="en" fo:country="GB"/>
    </style:style>
    <style:style style:name="P321" style:parent-style-name="Standard" style:family="paragraph">
      <style:text-properties fo:font-size="14pt" style:font-size-asian="14pt" style:font-size-complex="14pt" fo:language="en" fo:country="GB"/>
    </style:style>
    <style:style style:name="P322" style:parent-style-name="Standard" style:family="paragraph">
      <style:text-properties fo:font-size="14pt" style:font-size-asian="14pt" style:font-size-complex="14pt" fo:language="en" fo:country="GB"/>
    </style:style>
    <style:style style:name="P323" style:parent-style-name="Standard" style:family="paragraph">
      <style:text-properties fo:font-size="14pt" style:font-size-asian="14pt" style:font-size-complex="14pt" fo:language="en" fo:country="GB"/>
    </style:style>
    <style:style style:name="T324" style:parent-style-name="Основнойшрифтабзаца" style:family="text">
      <style:text-properties fo:font-size="14pt" style:font-size-asian="14pt" style:font-size-complex="14pt"/>
    </style:style>
    <style:style style:name="T325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26" style:parent-style-name="Основнойшрифтабзаца" style:family="text">
      <style:text-properties fo:font-size="14pt" style:font-size-asian="14pt" style:font-size-complex="14pt"/>
    </style:style>
    <style:style style:name="T327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28" style:parent-style-name="Основнойшрифтабзаца" style:family="text">
      <style:text-properties fo:font-size="14pt" style:font-size-asian="14pt" style:font-size-complex="14pt"/>
    </style:style>
    <style:style style:name="T329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30" style:parent-style-name="Основнойшрифтабзаца" style:family="text">
      <style:text-properties fo:font-size="14pt" style:font-size-asian="14pt" style:font-size-complex="14pt"/>
    </style:style>
    <style:style style:name="P331" style:parent-style-name="Standard" style:family="paragraph">
      <style:text-properties fo:font-size="14pt" style:font-size-asian="14pt" style:font-size-complex="14pt"/>
    </style:style>
    <style:style style:name="P332" style:parent-style-name="Standard" style:family="paragraph">
      <style:text-properties fo:font-size="16pt" style:font-size-asian="16pt" style:font-size-complex="16pt"/>
    </style:style>
    <style:style style:name="T33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3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3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3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37" style:parent-style-name="Гиперссылка" style:family="text">
      <style:text-properties fo:font-weight="bold" style:font-weight-asian="bold" style:font-weight-complex="bold" fo:font-size="14pt" style:font-size-asian="14pt" style:font-size-complex="16pt"/>
    </style:style>
    <style:style style:name="T338" style:parent-style-name="Гиперссылка" style:family="text">
      <style:text-properties fo:font-weight="bold" style:font-weight-asian="bold" style:font-weight-complex="bold" fo:font-size="14pt" style:font-size-asian="14pt" style:font-size-complex="16pt"/>
    </style:style>
    <style:style style:name="T339" style:parent-style-name="Гиперссылка" style:family="text">
      <style:text-properties fo:font-weight="bold" style:font-weight-asian="bold" style:font-weight-complex="bold" fo:font-size="14pt" style:font-size-asian="14pt" style:font-size-complex="16pt"/>
    </style:style>
    <style:style style:name="P340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3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42" style:parent-style-name="Основнойшрифтабзаца" style:family="text">
      <style:text-properties fo:font-size="14pt" style:font-size-asian="14pt" style:font-size-complex="14pt"/>
    </style:style>
    <style:style style:name="T343" style:parent-style-name="Основнойшрифтабзаца" style:family="text">
      <style:text-properties fo:font-size="14pt" style:font-size-asian="14pt" style:font-size-complex="14pt"/>
    </style:style>
    <style:style style:name="T344" style:parent-style-name="Основнойшрифтабзаца" style:family="text">
      <style:text-properties fo:font-size="14pt" style:font-size-asian="14pt" style:font-size-complex="14pt"/>
    </style:style>
    <style:style style:name="T345" style:parent-style-name="Основнойшрифтабзаца" style:family="text">
      <style:text-properties fo:font-size="14pt" style:font-size-asian="14pt" style:font-size-complex="14pt"/>
    </style:style>
    <style:style style:name="T3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7" style:parent-style-name="Основнойшрифтабзаца" style:family="text">
      <style:text-properties fo:font-size="14pt" style:font-size-asian="14pt" style:font-size-complex="14pt"/>
    </style:style>
    <style:style style:name="T3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9" style:parent-style-name="Основнойшрифтабзаца" style:family="text">
      <style:text-properties fo:font-size="14pt" style:font-size-asian="14pt" style:font-size-complex="14pt"/>
    </style:style>
    <style:style style:name="T350" style:parent-style-name="Основнойшрифтабзаца" style:family="text">
      <style:text-properties fo:font-size="14pt" style:font-size-asian="14pt" style:font-size-complex="14pt"/>
    </style:style>
    <style:style style:name="T351" style:parent-style-name="Основнойшрифтабзаца" style:family="text">
      <style:text-properties fo:font-size="14pt" style:font-size-asian="14pt" style:font-size-complex="14pt"/>
    </style:style>
    <style:style style:name="T352" style:parent-style-name="Основнойшрифтабзаца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ФИО:<text:s/>Воронин Александр Иванович</text:p>
      <text:p text:style-name="P2">Группа: СКБ251</text:p>
      <text:p text:style-name="P3"/>
      <text:p text:style-name="Standard"><text:span text:style-name="T4">Задание:</text:span></text:p>
      <text:p text:style-name="P5">1.<text:s/>Научиться работать с динамическими массивами (new, delete); <text:s/></text:p>
      <text:p text:style-name="P6">2.<text:s/>Освоить передачу массивов по указателю в функции;</text:p>
      <text:p text:style-name="P7">3.<text:s/>Научиться обрабатывать массивы через арифметику указателей (*(p+i));</text:p>
      <text:p text:style-name="P8">4.<text:s/>Осознать, как управлять памятью вручную без STL.</text:p>
      <text:p text:style-name="P9"/>
      <text:p text:style-name="P10">“Анализ данных сенсора”</text:p>
      <text:p text:style-name="P11">Вы инженер, собирающий показания датчика температуры.<text:s/></text:p>
      <text:p text:style-name="P12">Датчик записывает N измерений за день (в диапазоне от -50 до +50°C).<text:s/></text:p>
      <text:p text:style-name="P13">Вам нужно написать программу, которая:</text:p>
      <text:p text:style-name="P14">• считывает все значения в динамический массив;<text:s/></text:p>
      <text:p text:style-name="P15">• анализирует данные (среднее, минимум, максимум, выбросы);<text:s/></text:p>
      <text:p text:style-name="P16">• создаёт новый динамический массив, содержащий только значения, превышающие среднее.</text:p>
      <text:p text:style-name="P17">Требования к программе</text:p>
      <text:list text:style-name="LFO2" text:continue-numbering="true">
        <text:list-item>
          <text:p text:style-name="P18">Ввод количества измерений (int n), динамическое выделение памяти под float* data = new float[n];</text:p>
        </text:list-item>
        <text:list-item>
          <text:p text:style-name="P19">Ввод всех n значений.</text:p>
        </text:list-item>
        <text:list-item>
          <text:p text:style-name="P20"><text:span text:style-name="T21">Функции</text:span><text:span text:style-name="T22">:<text:s/></text:span></text:p>
        </text:list-item>
      </text:list>
      <text:list text:style-name="LFO3" text:continue-numbering="true">
        <text:list-item>
          <text:p text:style-name="P23">void inputData (float* p, int n);<text:s/></text:p>
        </text:list-item>
        <text:list-item>
          <text:p text:style-name="P24">float average (const float* p, int n);</text:p>
        </text:list-item>
        <text:list-item>
          <text:p text:style-name="P25">float minValue (const float* p, int n);</text:p>
        </text:list-item>
        <text:list-item>
          <text:p text:style-name="P26">float maxValue (const float* p, int n);</text:p>
        </text:list-item>
        <text:list-item>
          <text:p text:style-name="P27">float* filterAboveAverage (float* p, int n, int&amp; newCount);</text:p>
        </text:list-item>
      </text:list>
      <text:list text:style-name="LFO2" text:continue-numbering="true">
        <text:list-item>
          <text:p text:style-name="P28">Вывести:<text:s/></text:p>
        </text:list-item>
      </text:list>
      <text:p text:style-name="P29"><text:span text:style-name="T30">* Среднее, минимум, максимум</text:span></text:p>
      <text:p text:style-name="P31">* Значения, превышающие среднее, в отдельном массиве</text:p>
      <text:p text:style-name="P32"><text:tab/>5. Всё через указатели и арифметику указателей (без data[i])</text:p>
      <text:p text:style-name="P33">6. После завершения работы освободить память (delete [])</text:p>
      <text:p text:style-name="P34"/>
      <text:p text:style-name="P35">Пример вывода<text:s/></text:p>
      <text:p text:style-name="P36">=== Анализ сенсора ===<text:s/></text:p>
      <text:p text:style-name="P37">Введите количество измерений: 6<text:s/></text:p>
      <text:p text:style-name="P38">Введите значения: 10 15 8 -2 18 20<text:s/></text:p>
      <text:p text:style-name="P39">Среднее значение: 11.5<text:s/></text:p>
      <text:p text:style-name="P40">Минимум: -2<text:s/></text:p>
      <text:p text:style-name="P41">Максимум: 20<text:s/></text:p>
      <text:p text:style-name="P42">Значения выше среднего: 15.0 18.0 20.0</text:p>
      <text:p text:style-name="P43"/>
      <text:p text:style-name="P44"/>
      <text:p text:style-name="P45"/>
      <text:soft-page-break/>
      <text:p text:style-name="P46">2. Описание алгоритма:</text:p>
      <text:p text:style-name="Standard"><text:span text:style-name="T47"><text:tab/></text:span><text:span text:style-name="T48">Главная функция программы<text:s/></text:span><text:span text:style-name="T49">main:</text:span></text:p>
      <text:list text:style-name="LFO4" text:continue-numbering="true">
        <text:list-item>
          <text:list>
            <text:list-item>
              <text:p text:style-name="P50">Вызывает функции, указанные ниже в нужном порядке</text:p>
            </text:list-item>
            <text:list-item>
              <text:p text:style-name="P51">Реализует взаимодействия пользователя с программой</text:p>
            </text:list-item>
          </text:list>
        </text:list-item>
      </text:list>
      <text:p text:style-name="P52"/>
      <text:list text:style-name="LFO4" text:continue-numbering="true">
        <text:list-item>
          <text:p text:style-name="P53"><text:span text:style-name="T54">Функция для ввода данных<text:s/></text:span><text:span text:style-name="T55">inputData</text:span><text:span text:style-name="T56">(</text:span><text:span text:style-name="T57">float</text:span><text:span text:style-name="T58">*<text:s/></text:span><text:span text:style-name="T59">p</text:span><text:span text:style-name="T60">,<text:s/></text:span><text:span text:style-name="T61">int</text:span><text:span text:style-name="T62"><text:s/></text:span><text:span text:style-name="T63">n</text:span><text:span text:style-name="T64">)</text:span><text:span text:style-name="T65">:</text:span></text:p>
          <text:list text:continue-numbering="true">
            <text:list-item>
              <text:p text:style-name="P66"><text:span text:style-name="T67">Принимает указатель на массив, куда записываются данные (float* const p)</text:span><text:span text:style-name="T68"><text:s/></text:span><text:span text:style-name="T69">и количество данных (</text:span><text:span text:style-name="T70">int</text:span><text:span text:style-name="T71"><text:s/></text:span><text:span text:style-name="T72">n</text:span><text:span text:style-name="T73">)</text:span></text:p>
            </text:list-item>
            <text:list-item>
              <text:p text:style-name="P74"><text:span text:style-name="T75">Считывает<text:s/></text:span><text:span text:style-name="T76">n</text:span><text:span text:style-name="T77"><text:s/></text:span><text:span text:style-name="T78">данных из консоли</text:span></text:p>
            </text:list-item>
            <text:list-item>
              <text:p text:style-name="P79"><text:span text:style-name="T80">Записывает введённые данные в массив</text:span></text:p>
            </text:list-item>
          </text:list>
        </text:list-item>
      </text:list>
      <text:p text:style-name="P81"/>
      <text:list text:style-name="LFO4" text:continue-numbering="true">
        <text:list-item>
          <text:p text:style-name="P82"><text:span text:style-name="T83">Функция для вычисления среднего значения average</text:span><text:span text:style-name="T84">(</text:span><text:span text:style-name="T85">const</text:span><text:span text:style-name="T86"><text:s/></text:span><text:span text:style-name="T87">float</text:span><text:span text:style-name="T88">*<text:s/></text:span><text:span text:style-name="T89">p</text:span><text:span text:style-name="T90">,<text:s/></text:span><text:span text:style-name="T91">int</text:span><text:span text:style-name="T92"><text:s/></text:span><text:span text:style-name="T93">n</text:span><text:span text:style-name="T94">)</text:span></text:p>
          <text:list text:continue-numbering="true">
            <text:list-item>
              <text:p text:style-name="P95"><text:span text:style-name="T96">Принимает указатель на массив с данными</text:span></text:p>
            </text:list-item>
            <text:list-item>
              <text:p text:style-name="P97">Принимает количество элементов в массиве</text:p>
            </text:list-item>
            <text:list-item>
              <text:p text:style-name="P98"><text:span text:style-name="T99">Проходиться по всему массиву</text:span></text:p>
            </text:list-item>
            <text:list-item>
              <text:p text:style-name="P100"><text:span text:style-name="T101">В</text:span><text:span text:style-name="T102">ычисляет среднее арифметическое всех значений</text:span><text:span text:style-name="T103"><text:s/>в массиве</text:span></text:p>
            </text:list-item>
            <text:list-item>
              <text:p text:style-name="P104">Возвращает<text:s/>это значение</text:p>
            </text:list-item>
          </text:list>
        </text:list-item>
      </text:list>
      <text:p text:style-name="P105"/>
      <text:list text:style-name="LFO4" text:continue-numbering="true">
        <text:list-item>
          <text:p text:style-name="P106"><text:span text:style-name="T107">Функция для вычисления минимального значения<text:s/></text:span><text:span text:style-name="T108">minValue</text:span><text:span text:style-name="T109">(</text:span><text:span text:style-name="T110">const</text:span><text:span text:style-name="T111"><text:s/></text:span><text:span text:style-name="T112">float</text:span><text:span text:style-name="T113">*<text:s/></text:span><text:span text:style-name="T114">p</text:span><text:span text:style-name="T115">,<text:s/></text:span><text:span text:style-name="T116">int</text:span><text:span text:style-name="T117"><text:s/></text:span><text:span text:style-name="T118">n</text:span><text:span text:style-name="T119">)</text:span><text:span text:style-name="T120">:</text:span></text:p>
          <text:list text:continue-numbering="true">
            <text:list-item>
              <text:p text:style-name="P121"><text:span text:style-name="T122">Принимает указатель на массив с данными</text:span></text:p>
            </text:list-item>
          </text:list>
        </text:list-item>
      </text:list>
      <text:list text:style-name="LFO5" text:continue-numbering="true">
        <text:list-item>
          <text:p text:style-name="P123">Принимает количество элементов в массиве</text:p>
        </text:list-item>
        <text:list-item>
          <text:p text:style-name="P124">Проходиться по всему массиву</text:p>
        </text:list-item>
        <text:list-item>
          <text:p text:style-name="P125">Вычисляет минимальный элемент массива</text:p>
        </text:list-item>
      </text:list>
      <text:list text:style-name="LFO4" text:continue-numbering="true">
        <text:list-item>
          <text:list>
            <text:list-item>
              <text:p text:style-name="P126">Возвращает<text:s/>этот<text:s/>элемент</text:p>
            </text:list-item>
          </text:list>
        </text:list-item>
      </text:list>
      <text:p text:style-name="P127"/>
      <text:list text:style-name="LFO6" text:continue-numbering="true">
        <text:list-item>
          <text:p text:style-name="P128"><text:span text:style-name="T129">Функция для вычисления максимального значения<text:s/></text:span><text:span text:style-name="T130">maxValue</text:span><text:span text:style-name="T131">(</text:span><text:span text:style-name="T132">const</text:span><text:span text:style-name="T133"><text:s/></text:span><text:span text:style-name="T134">float</text:span><text:span text:style-name="T135">*<text:s/></text:span><text:span text:style-name="T136">p</text:span><text:span text:style-name="T137">,<text:s/></text:span><text:span text:style-name="T138">int</text:span><text:span text:style-name="T139"><text:s/></text:span><text:span text:style-name="T140">n</text:span><text:span text:style-name="T141">)</text:span><text:span text:style-name="T142">:</text:span></text:p>
        </text:list-item>
      </text:list>
      <text:list text:style-name="LFO4" text:continue-numbering="true">
        <text:list-item>
          <text:list>
            <text:list-item>
              <text:p text:style-name="P143"><text:span text:style-name="T144">Принимает указатель на массив с данными</text:span></text:p>
            </text:list-item>
          </text:list>
        </text:list-item>
      </text:list>
      <text:list text:style-name="LFO5" text:continue-numbering="true">
        <text:list-item>
          <text:p text:style-name="P145">Принимает количество элементов в массиве</text:p>
        </text:list-item>
        <text:list-item>
          <text:p text:style-name="P146">Проходиться по всему массиву</text:p>
        </text:list-item>
        <text:list-item>
          <text:p text:style-name="P147">Вычисляет максимальный элемент массива</text:p>
        </text:list-item>
      </text:list>
      <text:list text:style-name="LFO4" text:continue-numbering="true">
        <text:list-item>
          <text:list>
            <text:list-item>
              <text:p text:style-name="P148">Возвращает этот элемент</text:p>
            </text:list-item>
          </text:list>
        </text:list-item>
      </text:list>
      <text:p text:style-name="P149"/>
      <text:list text:style-name="LFO6" text:continue-numbering="true">
        <text:list-item>
          <text:p text:style-name="P150"><text:span text:style-name="T151">Функция для поиска элементов массива, значения которого являются выше среднего значения элементов массива<text:s/></text:span><text:span text:style-name="T152">filterAboveAverage</text:span><text:span text:style-name="T153">(</text:span><text:span text:style-name="T154">float</text:span><text:span text:style-name="T155">*<text:s/></text:span><text:span text:style-name="T156">p</text:span><text:span text:style-name="T157">,<text:s/></text:span><text:span text:style-name="T158">int</text:span><text:span text:style-name="T159"><text:s/></text:span><text:span text:style-name="T160">n</text:span><text:span text:style-name="T161">,<text:s/></text:span><text:span text:style-name="T162">int</text:span><text:span text:style-name="T163">&amp;<text:s/></text:span><text:span text:style-name="T164">newCount</text:span><text:span text:style-name="T165">)</text:span><text:span text:style-name="T166">:</text:span></text:p>
        </text:list-item>
      </text:list>
      <text:list text:style-name="LFO7" text:continue-numbering="true">
        <text:list-item>
          <text:p text:style-name="P167">Принимает количество элементов в массиве</text:p>
        </text:list-item>
        <text:list-item>
          <text:p text:style-name="P168">Принимает ссылку на переменную, куда будет записано количество найденных элементов</text:p>
        </text:list-item>
        <text:list-item>
          <text:p text:style-name="P169">Считает, сколько элементов строго больше среднего</text:p>
        </text:list-item>
        <text:list-item>
          <text:p text:style-name="P170">Выделяет новый массив нужного размера</text:p>
        </text:list-item>
        <text:list-item>
          <text:p text:style-name="P171">Записывает туда элементы, которые больше среднего</text:p>
        </text:list-item>
        <text:list-item>
          <text:p text:style-name="P172">Возвращает указатель на новый массив, содержащий значения, превышающие среднее</text:p>
        </text:list-item>
        <text:list-item>
          <text:p text:style-name="P173">Через изменённый newCount передаёт количество этих значений.</text:p>
        </text:list-item>
      </text:list>
      <text:p text:style-name="P174"/>
      <text:p text:style-name="Standard"><text:span text:style-name="T175">2.<text:s/></text:span><text:span text:style-name="T176">Код</text:span><text:span text:style-name="T177">:</text:span></text:p>
      <text:p text:style-name="P178">#include &lt;iostream&gt;</text:p>
      <text:p text:style-name="P179"/>
      <text:p text:style-name="P180">using namespace std;</text:p>
      <text:p text:style-name="P181"/>
      <text:p text:style-name="P182">void inputData(float* p, int n);</text:p>
      <text:p text:style-name="P183">float average(const float* p, int n);</text:p>
      <text:p text:style-name="P184">float minValue(const float* p, int n);</text:p>
      <text:p text:style-name="P185">float maxValue(const float* p, int n);</text:p>
      <text:p text:style-name="P186">float* filterAboveAverage(float* p, int n, int&amp; newCount);</text:p>
      <text:p text:style-name="P187"/>
      <text:p text:style-name="Standard"><text:span text:style-name="T188">int</text:span><text:span text:style-name="T189"><text:s/></text:span><text:span text:style-name="T190">main</text:span><text:span text:style-name="T191">() {</text:span></text:p>
      <text:p text:style-name="Standard"><text:span text:style-name="T192"> </text:span><text:span text:style-name="T193"><text:s/></text:span><text:span text:style-name="T194"> </text:span><text:span text:style-name="T195"><text:s/></text:span><text:span text:style-name="T196">int</text:span><text:span text:style-name="T197"><text:s/></text:span><text:span text:style-name="T198">n</text:span><text:span text:style-name="T199">;</text:span></text:p>
      <text:p text:style-name="Standard"><text:span text:style-name="T200"> </text:span><text:span text:style-name="T201"><text:s/></text:span><text:span text:style-name="T202"> </text:span><text:span text:style-name="T203"><text:s/></text:span><text:span text:style-name="T204">cout</text:span><text:span text:style-name="T205"><text:s/>&lt;&lt; "=== Анализ сенсора ===\</text:span><text:span text:style-name="T206">n</text:span><text:span text:style-name="T207">Введите количество измерений: ";</text:span></text:p>
      <text:p text:style-name="Standard"><text:span text:style-name="T208"> </text:span><text:span text:style-name="T209"><text:s/></text:span><text:span text:style-name="T210"> </text:span><text:span text:style-name="T211"><text:s/></text:span><text:span text:style-name="T212">cin &gt;&gt; n;</text:span></text:p>
      <text:p text:style-name="P213">    float* data = new float[n];</text:p>
      <text:p text:style-name="P214">   <text:s/></text:p>
      <text:p text:style-name="P215">    inputData(data, n);</text:p>
      <text:p text:style-name="P216"/>
      <text:p text:style-name="P217">    cout &lt;&lt; "Среднее значение: " &lt;&lt; average(data, n) &lt;&lt; endl;</text:p>
      <text:p text:style-name="Standard"><text:span text:style-name="T218">    cout</text:span><text:span text:style-name="T219"><text:s/>&lt;&lt; "Минимальное значение: " &lt;&lt;<text:s/></text:span><text:span text:style-name="T220">minValue</text:span><text:span text:style-name="T221">(</text:span><text:span text:style-name="T222">data</text:span><text:span text:style-name="T223">,<text:s/></text:span><text:span text:style-name="T224">n</text:span><text:span text:style-name="T225">) &lt;&lt;<text:s/></text:span><text:span text:style-name="T226">endl</text:span><text:span text:style-name="T227">;</text:span></text:p>
      <text:p text:style-name="Standard"><text:span text:style-name="T228"> </text:span><text:span text:style-name="T229"><text:s/></text:span><text:span text:style-name="T230"> </text:span><text:span text:style-name="T231"><text:s/></text:span><text:span text:style-name="T232">cout</text:span><text:span text:style-name="T233"><text:s/>&lt;&lt; "Максимальное значение: " &lt;&lt;<text:s/></text:span><text:span text:style-name="T234">maxValue</text:span><text:span text:style-name="T235">(</text:span><text:span text:style-name="T236">data</text:span><text:span text:style-name="T237">,<text:s/></text:span><text:span text:style-name="T238">n</text:span><text:span text:style-name="T239">) &lt;&lt;<text:s/></text:span><text:span text:style-name="T240">endl</text:span><text:span text:style-name="T241">;</text:span></text:p>
      <text:p text:style-name="P242"/>
      <text:p text:style-name="Standard"><text:span text:style-name="T243"> </text:span><text:span text:style-name="T244"><text:s/></text:span><text:span text:style-name="T245"> </text:span><text:span text:style-name="T246"><text:s/></text:span><text:span text:style-name="T247">int newCount = n;</text:span></text:p>
      <text:p text:style-name="P248">   <text:s/></text:p>
      <text:p text:style-name="P249">    float* newData = filterAboveAverage(data, n, newCount);</text:p>
      <text:p text:style-name="P250"/>
      <text:p text:style-name="Standard"><text:span text:style-name="T251">    cout</text:span><text:span text:style-name="T252"><text:s/>&lt;&lt; "Значения выше среднего: " &lt;&lt;<text:s/></text:span><text:span text:style-name="T253">endl</text:span><text:span text:style-name="T254">;</text:span></text:p>
      <text:p text:style-name="Standard"><text:span text:style-name="T255"> </text:span><text:span text:style-name="T256"><text:s/></text:span><text:span text:style-name="T257"> </text:span><text:span text:style-name="T258"><text:s/></text:span><text:span text:style-name="T259">for (int i = 0; i &lt; newCount; i++) {</text:span></text:p>
      <text:p text:style-name="P260">        cout &lt;&lt; *(newData + i) &lt;&lt; " ";</text:p>
      <text:p text:style-name="P261">    }</text:p>
      <text:p text:style-name="P262">    cout &lt;&lt; endl;</text:p>
      <text:p text:style-name="P263"/>
      <text:p text:style-name="P264">    delete[] data;</text:p>
      <text:p text:style-name="P265">    delete[] newData;</text:p>
      <text:p text:style-name="P266">}</text:p>
      <text:p text:style-name="P267"/>
      <text:p text:style-name="P268">void inputData(float* p, int n){</text:p>
      <text:p text:style-name="P269">    cout &lt;&lt; "Введите измерения:" &lt;&lt; endl;</text:p>
      <text:p text:style-name="P270">    for (int i = 0; i &lt; n; i++) {</text:p>
      <text:p text:style-name="P271">        cin &gt;&gt; *(p + i);</text:p>
      <text:soft-page-break/>
      <text:p text:style-name="P272">    }</text:p>
      <text:p text:style-name="P273">}</text:p>
      <text:p text:style-name="P274"/>
      <text:p text:style-name="P275">float average(const float* p, int n){</text:p>
      <text:p text:style-name="P276">    float sum = 0;</text:p>
      <text:p text:style-name="P277">       <text:s/></text:p>
      <text:p text:style-name="P278">    for (int i = 0; i &lt; n; i++) {</text:p>
      <text:p text:style-name="P279">        sum += *(p + i);</text:p>
      <text:p text:style-name="P280">    }</text:p>
      <text:p text:style-name="P281"/>
      <text:p text:style-name="P282">    return sum / n;</text:p>
      <text:p text:style-name="P283">}</text:p>
      <text:p text:style-name="P284"/>
      <text:p text:style-name="P285">float minValue(const float* p, int n){</text:p>
      <text:p text:style-name="P286">    float min_n = *p;</text:p>
      <text:p text:style-name="P287">       <text:s/></text:p>
      <text:p text:style-name="P288">    for (int i = 0; i &lt; n; i++) {</text:p>
      <text:p text:style-name="P289">        if (*(p + i) &lt; min_n){</text:p>
      <text:p text:style-name="P290">            min_n = *(p + i);</text:p>
      <text:p text:style-name="P291">        }</text:p>
      <text:p text:style-name="P292">    }</text:p>
      <text:p text:style-name="P293"/>
      <text:p text:style-name="P294">    return min_n;</text:p>
      <text:p text:style-name="P295">}</text:p>
      <text:p text:style-name="P296"/>
      <text:p text:style-name="P297">float maxValue(const float* p, int n){</text:p>
      <text:p text:style-name="P298">    float max_n = *p;</text:p>
      <text:p text:style-name="P299">       <text:s/></text:p>
      <text:p text:style-name="P300">    for (int i = 0; i &lt; n; i++) {</text:p>
      <text:p text:style-name="P301">        if (*(p + i) &gt; max_n){</text:p>
      <text:p text:style-name="P302">            max_n = *(p + i);</text:p>
      <text:p text:style-name="P303">        }</text:p>
      <text:p text:style-name="P304">    }</text:p>
      <text:p text:style-name="P305"/>
      <text:p text:style-name="P306">    return max_n;</text:p>
      <text:p text:style-name="P307">}</text:p>
      <text:p text:style-name="P308"/>
      <text:p text:style-name="P309">float* filterAboveAverage(float* p, int n, int&amp; newCount){</text:p>
      <text:p text:style-name="P310">    float average_n = average(p, n);</text:p>
      <text:p text:style-name="P311">    for (int i = 0; i &lt; n; i++) {</text:p>
      <text:p text:style-name="P312">        if (*(p + i) &lt; average_n){</text:p>
      <text:p text:style-name="P313">            newCount--;</text:p>
      <text:p text:style-name="P314">        }</text:p>
      <text:p text:style-name="P315">    }</text:p>
      <text:p text:style-name="P316">    float* newData = new float[newCount];</text:p>
      <text:soft-page-break/>
      <text:p text:style-name="P317">    int index = 0;</text:p>
      <text:p text:style-name="P318">    for (int i = 0; i &lt; n; i++) {</text:p>
      <text:p text:style-name="P319">        if (*(p + i) &gt; average_n){</text:p>
      <text:p text:style-name="P320">            *(newData + index++) = *(p + i);</text:p>
      <text:p text:style-name="P321">        }</text:p>
      <text:p text:style-name="P322">    }</text:p>
      <text:p text:style-name="P323">    return newData;</text:p>
      <text:p text:style-name="Standard"><text:span text:style-name="T324">}<text:s/></text:span><text:span text:style-name="T325"> </text:span><text:span text:style-name="T326"><text:s/></text:span><text:span text:style-name="T327"> </text:span><text:span text:style-name="T328"><text:s/></text:span><text:span text:style-name="T329"> </text:span><text:span text:style-name="T330"><text:s/></text:span></text:p>
      <text:p text:style-name="P331"/>
      <text:p text:style-name="Standard"/>
      <text:p text:style-name="P332"/>
      <text:p text:style-name="Standard"><text:span text:style-name="T333">4.<text:s/></text:span><text:span text:style-name="T334">C</text:span><text:span text:style-name="T335">ссылка на репозиторий:</text:span><text:span text:style-name="T336"><text:s text:c="2"/></text:span><text:a xlink:href="https://github.com/dez1ros/yaps_lab/tree/master/laba%202-3" office:target-frame-name="_top" xlink:show="replace"><text:span text:style-name="T337">https://github.com/dez1ros/yaps_lab/tree/master/la</text:span><text:bookmark-start text:name="_Hlt215822791"/><text:bookmark-start text:name="_Hlt215822792"/><text:span text:style-name="T338">b</text:span><text:bookmark-end text:name="_Hlt215822791"/><text:bookmark-end text:name="_Hlt215822792"/><text:span text:style-name="T339">a%202-3</text:span></text:a></text:p>
      <text:p text:style-name="P340"/>
      <text:p text:style-name="P341">5. Вывод:</text:p>
      <text:p text:style-name="Standard"><text:span text:style-name="T342">Улучшил свои знания в области программирования на языке С++: н</text:span><text:span text:style-name="T343">аучился работать с динамическими массивами</text:span><text:span text:style-name="T344">,</text:span><text:span text:style-name="T345"><text:s/>освоил передачу массива по указателю в функции, научился обрабатывать массивы через арифметику указателей (*(</text:span><text:span text:style-name="T346">p</text:span><text:span text:style-name="T347">+</text:span><text:span text:style-name="T348">i</text:span><text:span text:style-name="T349">)),<text:s/></text:span><text:span text:style-name="T350">понял</text:span><text:span text:style-name="T351">, как управлять памятью вручную без<text:s/></text:span><text:span text:style-name="T352">ST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 fo:font-size="14pt" style:font-size-asian="14pt" style:font-size-complex="14pt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ser</meta:initial-creator>
    <dc:creator>саша воронин</dc:creator>
    <meta:creation-date>2025-12-05T07:15:00Z</meta:creation-date>
    <dc:date>2025-12-05T07:36:00Z</dc:date>
    <meta:template xlink:href="Normal" xlink:type="simple"/>
    <meta:editing-cycles>7</meta:editing-cycles>
    <meta:editing-duration>PT1260S</meta:editing-duration>
    <meta:document-statistic meta:page-count="5" meta:paragraph-count="11" meta:word-count="844" meta:character-count="5645" meta:row-count="40" meta:non-whitespace-character-count="4812"/>
  </office:meta>
</office:document-meta>
</file>